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d671" officeooo:paragraph-rsid="0015d671"/>
    </style:style>
    <style:style style:name="P2" style:family="paragraph" style:parent-style-name="Standard">
      <style:text-properties officeooo:rsid="0015f34b" officeooo:paragraph-rsid="0015f34b"/>
    </style:style>
    <style:style style:name="P3" style:family="paragraph" style:parent-style-name="Standard" style:list-style-name="L1">
      <style:text-properties officeooo:rsid="001c4b7c" officeooo:paragraph-rsid="001c4b7c"/>
    </style:style>
    <style:style style:name="P4" style:family="paragraph" style:parent-style-name="Standard" style:list-style-name="L1">
      <style:text-properties officeooo:rsid="001cfe30" officeooo:paragraph-rsid="001cfe30"/>
    </style:style>
    <style:style style:name="P5" style:family="paragraph" style:parent-style-name="Standard" style:list-style-name="L1">
      <style:text-properties officeooo:rsid="001f98cb" officeooo:paragraph-rsid="001f98cb"/>
    </style:style>
    <style:style style:name="P6" style:family="paragraph" style:parent-style-name="Standard" style:list-style-name="L1">
      <style:text-properties officeooo:rsid="00221912" officeooo:paragraph-rsid="0024944f"/>
    </style:style>
    <style:style style:name="P7" style:family="paragraph" style:parent-style-name="Standard" style:list-style-name="L1">
      <style:text-properties officeooo:rsid="002382b0" officeooo:paragraph-rsid="0024944f"/>
    </style:style>
    <style:style style:name="T1" style:family="text">
      <style:text-properties officeooo:rsid="001784d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4-07-03</text:p>
      <text:p text:style-name="P2"><text:s text:c="2"/>I can't just read and read, I need to <text:span text:style-name="T1">summary and recreate, otherwise, I'm only a learning machine. That's why I decided to make this writing plan. These topics are what am I going to write from now:</text:span></text:p>
      <text:list xml:id="list2798656547524750909" text:style-name="L1">
        <text:list-item>
          <text:p text:style-name="P3">Staying at Singapore Versus Going back to China</text:p>
        </text:list-item>
        <text:list-item>
          <text:p text:style-name="P6">My understandings on Programming Languages</text:p>
        </text:list-item>
        <text:list-item>
          <text:p text:style-name="P7">My understandings on Programming as a Career</text:p>
        </text:list-item>
        <text:list-item>
          <text:p text:style-name="P4">Open source community Versus Microsoft</text:p>
        </text:list-item>
        <text:list-item>
          <text:p text:style-name="P5">Long term plan Versus Short term plan</text:p>
        </text:list-item>
        <text:list-item>
          <text:p text:style-name="P5">Python Versus C#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09:44:47.426064948</meta:creation-date>
    <meta:generator>LibreOffice/4.2.6.3$Linux_X86_64 LibreOffice_project/420m0$Build-3</meta:generator>
    <dc:date>2014-09-13T08:43:59.677464656</dc:date>
    <meta:editing-duration>PT4M33S</meta:editing-duration>
    <meta:editing-cycles>16</meta:editing-cycles>
    <meta:document-statistic meta:table-count="0" meta:image-count="0" meta:object-count="0" meta:page-count="1" meta:paragraph-count="8" meta:word-count="80" meta:character-count="447" meta:non-whitespace-character-count="379"/>
  </office:meta>
</office:document-meta>
</file>